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45b2c" officeooo:paragraph-rsid="00045b2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5fddb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05fddb" officeooo:paragraph-rsid="0005fddb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  <style:style style:name="T4" style:family="text">
      <style:text-properties style:font-name="Arial" fo:font-size="11pt" fo:language="pt" fo:country="BR" officeooo:rsid="0005fddb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cabeçalho, por exemplo: “total de habitantes”.</text:span></text:p>
      <text:p text:style-name="P4"><text:tab/>Também podemos aplicar semântica a grandes tabelas, com as tags thead, tbody e tfoot.</text:p>
      <text:p text:style-name="P5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</text:span></text:p>
      <text:p text:style-name="P5"><text:span text:style-name="T3"><text:tab/></text:span><text:span text:style-name="T4">Travando o cabeçalho da tabela:</text:span></text:p>
      <text:p text:style-name="P6"><text:span text:style-name="T4"><text:tab/>Para que possamos travar o cabeçalho da tabela, primeiro, devemos na css, da tag table, digitar a tag positions relative. Depois digitamos: thead <text:s/>&gt; tr &gt; th {</text:span></text:p>
      <text:p text:style-name="P6"><text:span text:style-name="T4">position:sticky; <text:s/></text:span></text:p>
      <text:p text:style-name="P6"><text:span text:style-name="T4">top: -1px</text:span></text:p>
      <text:p text:style-name="P6"><text:span text:style-name="T4">background-color: lightgray;}</text:span></text:p>
      <text:p text:style-name="P7"><text:span text:style-name="T1">style</text:span></text:p>
      <text:p text:style-name="P7"><text:span text:style-name="T1"><text:tab/>table{</text:span></text:p>
      <text:p text:style-name="P7"><text:span text:style-name="T1"><text:tab/>position:relative;}</text:span></text:p>
      <text:p text:style-name="P7"><text:span text:style-name="T1">style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5T16:24:57.998000000</dc:date>
    <meta:editing-duration>PT3H30M49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151" meta:character-count="912" meta:non-whitespace-character-count="764"/>
  </office:meta>
</office:document-meta>
</file>